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fo:background-color="#ff6666"/>
    </style:style>
    <style:style style:name="P3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4" style:family="paragraph" style:parent-style-name="Standard">
      <style:text-properties fo:background-color="#ffcc00"/>
    </style:style>
    <style:style style:name="P5" style:family="paragraph" style:parent-style-name="Standard">
      <style:text-properties fo:background-color="#cc66ff"/>
    </style:style>
    <style:style style:name="P6" style:family="paragraph" style:parent-style-name="Standard">
      <style:paragraph-properties fo:background-color="transparent">
        <style:background-image/>
      </style:paragraph-properties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8" style:family="paragraph" style:parent-style-name="Standard">
      <style:text-properties fo:background-color="#66ff99"/>
    </style:style>
    <style:style style:name="P9" style:family="paragraph" style:parent-style-name="Standard">
      <style:text-properties fo:background-color="transparent"/>
    </style:style>
    <style:style style:name="P10" style:family="paragraph" style:parent-style-name="Standard">
      <style:text-properties fo:background-color="#ff9900"/>
    </style:style>
    <style:style style:name="P11" style:family="paragraph" style:parent-style-name="Standard">
      <style:paragraph-properties fo:background-color="transparent">
        <style:background-image/>
      </style:paragraph-properties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"C:\Users\user\Envs\my_django_environment\Scripts\python.exe" "C:\Users\user\Desktop\RoomAss\manage.py" runserver</text:p>
      <text:p text:style-name="P6">GENRAL VALIDATION ON BACKEND</text:p>
      <text:p text:style-name="P6">SECURITY, RESTRICTIONS, ERROR HANDLING</text:p>
      <text:p text:style-name="P6">ADMIN PAGE ORGANIZATION</text:p>
      <text:p text:style-name="P6">Documentation</text:p>
      <text:p text:style-name="P6">RESPONSIVENESS - Desktop</text:p>
      <text:p text:style-name="P6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"/>
      <text:p text:style-name="P1">event.start / event.end coming out of db seem to be in utc</text:p>
      <text:p text:style-name="P1"><text:s text:c="2"/>maybe this doesn't matter, but it would be good to have consistency if it's happening somewhere</text:p>
      <text:p text:style-name="P10"/>
      <text:p text:style-name="P1">Room Qualities – Courtyard vs Not, Kid Friendly</text:p>
      <text:p text:style-name="P1">Reorganize [Rooms] structure before reassigning functions</text:p>
      <text:p text:style-name="P1"><text:s text:c="2"/>try same building first?</text:p>
      <text:p text:style-name="P1"><text:s text:c="2"/>Could have geo based arrays of building preferences to try for each building?</text:p>
      <text:p text:style-name="P1"/>
      <text:p text:style-name="P1">more consistent language and display across all pages</text:p>
      <text:p text:style-name="P1">Colors and Styles</text:p>
      <text:p text:style-name="P4"/>
      <text:p text:style-name="P5">events die? </text:p>
      <text:p text:style-name="P4"><text:tab/>Run celery worker and scheduler to check</text:p>
      <text:p text:style-name="P4"/>
      <text:p text:style-name="P4">can I <text:s/>get a Person to show Room in admin?</text:p>
      <text:p text:style-name="Standard">more precise times?</text:p>
      <text:p text:style-name="Standard">How exactly would emails fail?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ROOMASS FUNCTIONALITY</text:p>
      <text:p text:style-name="Standard"/>
      <text:p text:style-name="P2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Standard">Create/delete new users / persons</text:p>
      <text:p text:style-name="Standard">create/delete child persons</text:p>
      <text:p text:style-name="Standard">create/delete buildings / rooms / floorplans <text:s/>and attach pictures</text:p>
      <text:p text:style-name="Standard">take rooms / buildings offline starting NOW or for date range</text:p>
      <text:p text:style-name="Standard"/>
      <text:p text:style-name="Standard"/>
      <text:p text:style-name="Standard">(this seems like a map type functionality specific to RoomAss)</text:p>
      <text:p text:style-name="Standard">remove owner from room</text:p>
      <text:p text:style-name="Standard">domino room change func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THING I THINK AREN'T A BIG DEAL</text:p>
      <text:p text:style-name="P1"/>
      <text:p text:style-name="P7">-When editing availabilities, no date can be submitted – though nothing happens</text:p>
      <text:p text:style-name="P7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<text:soft-page-break/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09T13:10:37.02</dc:date>
    <dc:creator>Trevor Pierson</dc:creator>
    <meta:editing-duration>P17DT19H54M12S</meta:editing-duration>
    <meta:editing-cycles>239</meta:editing-cycles>
    <meta:generator>OpenOffice/4.1.13$Win32 OpenOffice.org_project/4113m1$Build-9810</meta:generator>
    <meta:document-statistic meta:table-count="0" meta:image-count="0" meta:object-count="0" meta:page-count="4" meta:paragraph-count="63" meta:word-count="443" meta:character-count="2931"/>
  </office:meta>
</office:document-meta>
</file>